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6.5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eek</text:p>
          </table:table-cell>
          <table:table-cell office:value-type="string" calcext:value-type="string">
            <text:p>Task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Week total </text:p>
          </table:table-cell>
          <table:table-cell office:value-type="string" calcext:value-type="string">
            <text:p>Gross 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eate luanch script to run the whole app in 1 click.</text:p>
          </table:table-cell>
          <table:table-cell office:value-type="date" office:date-value="2025-10-06" calcext:value-type="date">
            <text:p>06/10/2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E8];[.E15]; [.E22])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string" calcext:value-type="string">
            <text:p>Write and test ChromeDriver and Selenium installation. Try out interactive map libraries. Build beginning of dashboard.</text:p>
          </table:table-cell>
          <table:table-cell office:value-type="date" office:date-value="2025-10-07" calcext:value-type="date">
            <text:p>07/10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lish UI. Add “off switch”/Kill Protocol</text:p>
          </table:table-cell>
          <table:table-cell office:value-type="date" office:date-value="2025-10-08" calcext:value-type="date">
            <text:p>08/10/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ished Kill Protocol backend and added confirmation effects and style. </text:p>
          </table:table-cell>
          <table:table-cell office:value-type="date" office:date-value="2025-10-09" calcext:value-type="date">
            <text:p>09/10/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date" office:date-value="2025-10-10" calcext:value-type="date">
            <text:p>10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11" calcext:value-type="date">
            <text:p>11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([.D2:.D7])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hy_Machine</text:p>
          </table:table-cell>
          <table:table-cell office:value-type="date" office:date-value="2025-10-13" calcext:value-type="date">
            <text:p>13/10/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up Flask for Dashboard:Scrape interaction.</text:p>
          </table:table-cell>
          <table:table-cell office:value-type="date" office:date-value="2025-10-14" calcext:value-type="date">
            <text:p>14/10/2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rected dynamic paths, updated docs. </text:p>
          </table:table-cell>
          <table:table-cell office:value-type="date" office:date-value="2025-10-15" calcext:value-type="date">
            <text:p>15/10/25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nect scrape and DB backends. Selenium is now Playwrite. Boilerplate scrape system. </text:p>
          </table:table-cell>
          <table:table-cell office:value-type="date" office:date-value="2025-10-16" calcext:value-type="date">
            <text:p>16/10/25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nect scrape and DB backends. Skipped Zillow, first site module landsearch, cached data and images.</text:p>
          </table:table-cell>
          <table:table-cell office:value-type="date" office:date-value="2025-10-17" calcext:value-type="date">
            <text:p>17/10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nect scrape and DB backends. POST cache to DB. </text:p>
          </table:table-cell>
          <table:table-cell office:value-type="date" office:date-value="2025-10-18" calcext:value-type="date">
            <text:p>18/10/2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formula="of:=SUM([.D10:.D14])" office:value-type="float" office:value="19.5" calcext:value-type="float">
            <text:p>19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lter cache before POST</text:p>
          </table:table-cell>
          <table:table-cell office:value-type="date" office:date-value="2025-10-20" calcext:value-type="date">
            <text:p>20/10/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up backup system with rsync over SSH via VPN.</text:p>
          </table:table-cell>
          <table:table-cell office:value-type="date" office:date-value="2025-10-21" calcext:value-type="date">
            <text:p>21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2" calcext:value-type="date">
            <text:p>22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3" calcext:value-type="date">
            <text:p>23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4" calcext:value-type="date">
            <text:p>24/10/2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date" office:date-value="2025-10-25" calcext:value-type="date">
            <text:p>25/10/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" table:formula="of:=SUM([.D16:.D21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7">00/00/0000</text:date>, <text:time style:data-style-name="N2" text:time-value="16:23:19.819439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7T10:38:14.505034424</meta:creation-date>
    <dc:date>2025-10-17T16:24:16.313126683</dc:date>
    <meta:editing-duration>PT21M45S</meta:editing-duration>
    <meta:editing-cycles>16</meta:editing-cycles>
    <meta:generator>LibreOffice/6.4.7.2$Linux_X86_64 LibreOffice_project/40$Build-2</meta:generator>
    <meta:document-statistic meta:table-count="1" meta:cell-count="52" meta:object-count="0"/>
  </office:meta>
</office:document-meta>
</file>